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9f5b" officeooo:paragraph-rsid="00089f5b"/>
    </style:style>
    <style:style style:name="P2" style:family="paragraph" style:parent-style-name="Standard">
      <style:text-properties officeooo:rsid="000a9945" officeooo:paragraph-rsid="000a9945"/>
    </style:style>
    <style:style style:name="P3" style:family="paragraph" style:parent-style-name="Standard">
      <style:text-properties officeooo:paragraph-rsid="000c2b45"/>
    </style:style>
    <style:style style:name="T1" style:family="text">
      <style:text-properties fo:color="#000000" loext:opacity="100%" style:font-name="Helvetica" fo:font-size="12pt" style:font-size-asian="12pt"/>
    </style:style>
    <style:style style:name="T2" style:family="text">
      <style:text-properties officeooo:rsid="000c2b45"/>
    </style:style>
    <style:style style:name="T3" style:family="text">
      <style:text-properties officeooo:rsid="000d8f89"/>
    </style:style>
    <style:style style:name="T4" style:family="text">
      <style:text-properties officeooo:rsid="000dd372"/>
    </style:style>
    <style:style style:name="T5" style:family="text">
      <style:text-properties officeooo:rsid="000f0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exander Shah</text:p>
      <text:p text:style-name="Standard">Homework 10: Hashing</text:p>
      <text:p text:style-name="Standard">EN.605.202.81 Section 84</text:p>
      <text:p text:style-name="Standard">December 11, 2023</text:p>
      <text:p text:style-name="Standard"/>
      <text:p text:style-name="Standard">// hash function</text:p>
      <text:p text:style-name="Standard">def get_hashed_value(key) -&gt; int:<text:line-break/> <text:s text:c="3"/>return key * 2 + 3</text:p>
      <text:p text:style-name="Standard"/>
      <text:p text:style-name="Standard">if collision:</text:p>
      <text:p text:style-name="Standard"><text:s text:c="4"/>get_hashed_value(current_index)</text:p>
      <text:p text:style-name="Standard"/>
      <text:p text:style-name="Standard">// size 10</text:p>
      <text:p text:style-name="Standard">arr = [5, 4, 25, 8, 10, 34, 18, 51, 17, 21]</text:p>
      <text:p text:style-name="Standard"/>
      <text:p text:style-name="Standard">// size 13</text:p>
      <text:p text:style-name="Standard">hash = [0,0,0,0,0,0,0,0,0,0,0,0,0]</text:p>
      <text:p text:style-name="Standard"/>
      <text:p text:style-name="Standard">1. Linear probing</text:p>
      <text:p text:style-name="P1"/>
      <text:p text:style-name="P1">arr[0]</text:p>
      <text:p text:style-name="Standard">get_hashed_value(5) = 13%13 </text:p>
      <text:p text:style-name="Standard">= 0</text:p>
      <text:p text:style-name="Standard"/>
      <text:p text:style-name="P1">arr[1]</text:p>
      <text:p text:style-name="Standard">get_hashed_value(4) = 11%13 </text:p>
      <text:p text:style-name="Standard">= 11</text:p>
      <text:p text:style-name="Standard"/>
      <text:p text:style-name="P1">arr[2]</text:p>
      <text:p text:style-name="Standard">get_hashed_value(25) = 53%13</text:p>
      <text:p text:style-name="Standard">= 1</text:p>
      <text:p text:style-name="Standard"/>
      <text:p text:style-name="P1">arr[3]</text:p>
      <text:p text:style-name="Standard">get_hashed_value(8) = 19%13</text:p>
      <text:p text:style-name="Standard">= 6</text:p>
      <text:p text:style-name="Standard"/>
      <text:p text:style-name="P1">arr[4]</text:p>
      <text:p text:style-name="Standard">get_hashed_value(10) = 23%13</text:p>
      <text:p text:style-name="Standard">= 10</text:p>
      <text:p text:style-name="Standard"/>
      <text:p text:style-name="P1">arr[5]</text:p>
      <text:p text:style-name="Standard">get_hashed_value(34) = 71%13</text:p>
      <text:p text:style-name="P3">= 6; <text:span text:style-name="T2">collision at 6! moved to 7</text:span></text:p>
      <text:p text:style-name="Standard"/>
      <text:p text:style-name="P1">arr[6]</text:p>
      <text:p text:style-name="Standard">get_hashed_value(18) = 39%13</text:p>
      <text:p text:style-name="Standard">= 0; <text:span text:style-name="T2">collision at 0! collision at 1! moved to 2</text:span></text:p>
      <text:p text:style-name="Standard"/>
      <text:p text:style-name="P1">arr[7]</text:p>
      <text:p text:style-name="Standard"><text:soft-page-break/>get_hashed_value(51) = 105%13</text:p>
      <text:p text:style-name="Standard">= 1; <text:span text:style-name="T2">collision at 1! collision at 2! moved to 3</text:span></text:p>
      <text:p text:style-name="Standard"/>
      <text:p text:style-name="P1">arr[8]</text:p>
      <text:p text:style-name="Standard">get_hashed_value(17) = 37%13</text:p>
      <text:p text:style-name="Standard">= 11; <text:span text:style-name="T3">collision at 11! moved to 12</text:span></text:p>
      <text:p text:style-name="Standard"/>
      <text:p text:style-name="P1">arr[9]</text:p>
      <text:p text:style-name="Standard">get_hashed_value(21) = 45%13</text:p>
      <text:p text:style-name="Standard">= 6; <text:span text:style-name="T3">collision at 6! collision at 7! moved to 8</text:span></text:p>
      <text:p text:style-name="Standard"/>
      <text:p text:style-name="Standard"><text:tab/> <text:s/>00 <text:s/>01 <text:s/>02 <text:s/>03 <text:s/>04 <text:s/>05 <text:s/>06 <text:s/>07 <text:s/>08 <text:s/>09 <text:s/>10 <text:s/>11 <text:s/>12 <text:s text:c="2"/></text:p>
      <text:p text:style-name="Standard">hash = [05, 25, 18, 51, 00, 00, 08, 34, 21, 00, 10, 04, 17]</text:p>
      <text:p text:style-name="Standard"/>
      <text:p text:style-name="Standard">collision at 6!</text:p>
      <text:p text:style-name="Standard">collision at 0! <text:span text:style-name="T3">collision at 1!</text:span></text:p>
      <text:p text:style-name="Standard">collision at 1! <text:span text:style-name="T3">collision at 2!</text:span></text:p>
      <text:p text:style-name="Standard">collision at 11!</text:p>
      <text:p text:style-name="Standard">collision at 6! <text:span text:style-name="T3">collision at 7!</text:span></text:p>
      <text:p text:style-name="Standard"/>
      <text:p text:style-name="Standard">In total there are 5 <text:span text:style-name="T3">direct </text:span>collisions, <text:span text:style-name="T3">8 total when counting moving during linear probing.</text:span></text:p>
      <text:p text:style-name="Standard"/>
      <text:p text:style-name="Standard">2. <text:span text:style-name="T5">Re-hashing</text:span></text:p>
      <text:p text:style-name="Standard"/>
      <text:p text:style-name="P1">arr[0]</text:p>
      <text:p text:style-name="Standard">get_hashed_value(5) = 13%13 </text:p>
      <text:p text:style-name="Standard">= 0</text:p>
      <text:p text:style-name="Standard"/>
      <text:p text:style-name="P1">arr[1]</text:p>
      <text:p text:style-name="Standard">get_hashed_value(4) = 11%13 </text:p>
      <text:p text:style-name="Standard">= 11</text:p>
      <text:p text:style-name="Standard"/>
      <text:p text:style-name="P1">arr[2]</text:p>
      <text:p text:style-name="Standard">get_hashed_value(25) = 53%13</text:p>
      <text:p text:style-name="Standard">= 1</text:p>
      <text:p text:style-name="Standard"/>
      <text:p text:style-name="P1">arr[3]</text:p>
      <text:p text:style-name="Standard">get_hashed_value(8) = 19%13</text:p>
      <text:p text:style-name="Standard">= 6</text:p>
      <text:p text:style-name="Standard"/>
      <text:p text:style-name="P1">arr[4]</text:p>
      <text:p text:style-name="Standard">get_hashed_value(10) = 23%13</text:p>
      <text:p text:style-name="Standard">= 10</text:p>
      <text:p text:style-name="Standard"/>
      <text:p text:style-name="P1">arr[5]</text:p>
      <text:p text:style-name="Standard">get_hashed_value(34) = 71%13</text:p>
      <text:p text:style-name="Standard">= 6; collision at 6! get_hashed_value(6) = 15%13</text:p>
      <text:p text:style-name="Standard">= 2</text:p>
      <text:p text:style-name="Standard"/>
      <text:p text:style-name="P1"><text:soft-page-break/>arr[6]</text:p>
      <text:p text:style-name="Standard">get_hashed_value(18) = 39%13</text:p>
      <text:p text:style-name="Standard">= 0; collision at 0! get_hashed_value(0) = 3%13 </text:p>
      <text:p text:style-name="Standard">= 3</text:p>
      <text:p text:style-name="Standard"/>
      <text:p text:style-name="P1">arr[7]</text:p>
      <text:p text:style-name="Standard">get_hashed_value(51) = 105%13</text:p>
      <text:p text:style-name="Standard">= 1; collision at 1! get_hashed_value(1) = 5%13</text:p>
      <text:p text:style-name="Standard">= 5</text:p>
      <text:p text:style-name="Standard"/>
      <text:p text:style-name="P1">arr[8]</text:p>
      <text:p text:style-name="Standard">get_hashed_value(17) = 37%13</text:p>
      <text:p text:style-name="Standard">= 11; collision at 11! get_hashed_value(11) = 25%13</text:p>
      <text:p text:style-name="Standard">= 12</text:p>
      <text:p text:style-name="Standard"/>
      <text:p text:style-name="P1">arr[9]</text:p>
      <text:p text:style-name="Standard">get_hashed_value(21) = 45%13</text:p>
      <text:p text:style-name="Standard">= 6; collision at 6! get_hashed_value(6) = 15%13</text:p>
      <text:p text:style-name="Standard">= 2; collision at 2! get_hashed_value(2) = 7%13</text:p>
      <text:p text:style-name="Standard">= 7</text:p>
      <text:p text:style-name="Standard"/>
      <text:p text:style-name="Standard"><text:tab/> <text:s/>00 <text:s/>01 <text:s/>02 <text:s/>03 <text:s/>04 <text:s/>05 <text:s/>06 <text:s/>07 <text:s/>08 <text:s/>09 <text:s/>10 <text:s/>11 <text:s/>12 <text:s text:c="2"/></text:p>
      <text:p text:style-name="Standard">hash = [05, 25, 34, 18, 00, 51, 08, 21, 00, 00, 10, 04, 17]</text:p>
      <text:p text:style-name="Standard"/>
      <text:p text:style-name="Standard">collision at 6! resolved to 2</text:p>
      <text:p text:style-name="Standard">collision at 0! resolved to 3</text:p>
      <text:p text:style-name="Standard">collision at 1! resolved to 5</text:p>
      <text:p text:style-name="Standard">collision at 11! resolved to 12</text:p>
      <text:p text:style-name="Standard">collision at 6! collision at 2! resolved to 7</text:p>
      <text:p text:style-name="Standard"/>
      <text:p text:style-name="P2">In total there were <text:span text:style-name="T4">5 direct</text:span> collisions <text:span text:style-name="T4">and 6 total </text:span>during re-hash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8:07:58.590995128</meta:creation-date>
    <dc:date>2023-12-12T12:21:23.387056343</dc:date>
    <meta:editing-duration>PT36M27S</meta:editing-duration>
    <meta:editing-cycles>8</meta:editing-cycles>
    <meta:generator>LibreOffice/7.6.2.1$MacOSX_AARCH64 LibreOffice_project/56f7684011345957bbf33a7ee678afaf4d2ba333</meta:generator>
    <meta:document-statistic meta:table-count="0" meta:image-count="0" meta:object-count="0" meta:page-count="3" meta:paragraph-count="96" meta:word-count="400" meta:character-count="2225" meta:non-whitespace-character-count="1872"/>
  </office:meta>
</office:document-meta>
</file>